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8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1,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93" calcext:value-type="float">
            <text:p>3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5,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2,46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59" calcext:value-type="float">
            <text:p>15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12,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.24" calcext:value-type="float">
            <text:p>153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97" calcext:value-type="float">
            <text:p>81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27,049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.05" calcext:value-type="float">
            <text:p>59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15.33" calcext:value-type="float">
            <text:p>315.3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8,398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7.69" calcext:value-type="float">
            <text:p>177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17,51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63" calcext:value-type="float">
            <text:p>35.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1,33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.96" calcext:value-type="float">
            <text:p>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2,77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38,983</text:p>
          </table:table-cell>
          <table:table-cell office:value-type="string" calcext:value-type="string">
            <text:p>2,7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9.96" calcext:value-type="float">
            <text:p>29.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3,079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105,129</text:p>
          </table:table-cell>
          <table:table-cell office:value-type="string" calcext:value-type="string">
            <text:p>32,679</text:p>
          </table:table-cell>
          <table:table-cell table:number-columns-repeated="3"/>
          <table:table-cell office:value-type="float" office:value="67.67" calcext:value-type="float">
            <text:p>67.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109,070</text:p>
          </table:table-cell>
          <table:table-cell office:value-type="string" calcext:value-type="string">
            <text:p>33,034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51.83" calcext:value-type="float">
            <text:p>51.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175,956</text:p>
          </table:table-cell>
          <table:table-cell office:value-type="string" calcext:value-type="string">
            <text:p>36,732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21.46" calcext:value-type="float">
            <text:p>21.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52</meta:creation-date>
    <dc:date>2018-09-01T10:08:52</dc:date>
    <meta:generator>LibreOffice/5.1.6.2$Linux_X86_64 LibreOffice_project/10m0$Build-2</meta:generator>
    <meta:document-statistic meta:table-count="1" meta:cell-count="3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